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 style:data-style-name="N120"/>
    <style:style style:name="ce4" style:family="table-cell" style:parent-style-name="Default" style:data-style-name="N1"/>
    <style:style style:name="ce5" style:family="table-cell" style:parent-style-name="Default" style:data-style-name="N1">
      <style:text-properties fo:font-style="italic" style:font-style-asian="italic" style:font-style-complex="italic"/>
    </style:style>
    <style:style style:name="ce6" style:family="table-cell" style:parent-style-name="Default" style:data-style-name="N2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mpaction" table:style-name="ta1">
        <table:shapes>
          <draw:frame draw:z-index="0" draw:style-name="gr1" draw:text-style-name="P1" svg:width="7.5323in" svg:height="5.2417in" svg:x="2.7063in" svg:y="0.0394in">
            <draw:object draw:notify-on-update-of-ranges="Compaction.A1:Compaction.A1 Compaction.A2:Compaction.A7 Compaction.B1:Compaction.B1 Compaction.B2:Compaction.B7 Compaction.A1:Compaction.A1 Compaction.A2:Compaction.A7 Compaction.C1:Compaction.C1 Compaction.C2:Compaction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Path Depth</text:p>
          </table:table-cell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.2" calcext:value-type="float">
            <text:p>33.20</text:p>
          </table:table-cell>
          <table:table-cell office:value-type="float" office:value="49.86" calcext:value-type="float">
            <text:p>49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.54" calcext:value-type="float">
            <text:p>66.54</text:p>
          </table:table-cell>
          <table:table-cell office:value-type="float" office:value="83.2" calcext:value-type="float">
            <text:p>83.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.55" calcext:value-type="float">
            <text:p>116.55</text:p>
          </table:table-cell>
          <table:table-cell office:value-type="float" office:value="116.56" calcext:value-type="float">
            <text:p>116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6.54" calcext:value-type="float">
            <text:p>216.54</text:p>
          </table:table-cell>
          <table:table-cell office:value-type="float" office:value="133.2" calcext:value-type="float">
            <text:p>133.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327.1" calcext:value-type="float">
            <text:p>327.1</text:p>
          </table:table-cell>
          <table:table-cell office:value-type="float" office:value="149.9" calcext:value-type="float">
            <text:p>149.9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float" office:value="418" calcext:value-type="float">
            <text:p>418</text:p>
          </table:table-cell>
          <table:table-cell office:value-type="float" office:value="183.22" calcext:value-type="float">
            <text:p>183.22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5" office:value-type="float" office:value="660" calcext:value-type="float">
            <text:p>660</text:p>
          </table:table-cell>
          <table:table-cell table:style-name="ce6" office:value-type="float" office:value="300.23" calcext:value-type="float">
            <text:p>300.23</text:p>
          </table:table-cell>
        </table:table-row>
      </table:table>
      <table:table table:name="Block Sizes" table:style-name="ta1">
        <table:shapes>
          <draw:frame draw:z-index="0" draw:style-name="gr2" draw:text-style-name="P1" svg:width="7.0453in" svg:height="4.8339in" svg:x="2.1717in" svg:y="0.0394in">
            <draw:object draw:notify-on-update-of-ranges="'Block Sizes'.A1:'Block Sizes'.A1 'Block Sizes'.A2:'Block Sizes'.A12 'Block Sizes'.B1:'Block Sizes'.B1 'Block Sizes'.B2:'Block Sizes'.B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lock 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9.9" calcext:value-type="float">
            <text:p>399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6.5" calcext:value-type="float">
            <text:p>416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6.5" calcext:value-type="float">
            <text:p>316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9.3" calcext:value-type="float">
            <text:p>349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9.9" calcext:value-type="float">
            <text:p>299.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1.3" calcext:value-type="float">
            <text:p>271.3</text:p>
          </table:table-cell>
        </table:table-row>
      </table:table>
      <table:table table:name="Compaction Depth" table:style-name="ta1">
        <table:shapes>
          <draw:frame draw:z-index="0" draw:style-name="gr1" draw:text-style-name="P1" svg:width="6.2988in" svg:height="5.0492in" svg:x="1.8173in" svg:y="0.2169in">
            <draw:object draw:notify-on-update-of-ranges="'Compaction Depth'.A2:'Compaction Depth'.A2 'Compaction Depth'.A3:'Compaction Depth'.A17 'Compaction Depth'.B2:'Compaction Depth'.B2 'Compaction Depth'.B3:'Compaction Depth'.B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5.0043in" svg:x="1.8173in" svg:y="5.3846in">
            <draw:object draw:notify-on-update-of-ranges="'Compaction Depth'.A33:'Compaction Depth'.A48 'Compaction Depth'.B32:'Compaction Depth'.B32 'Compaction Depth'.B33:'Compaction Depth'.B4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ith mirrored walls</text:p>
          </table:table-cell>
          <table:table-cell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194" calcext:value-type="float">
            <text:p>12.4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903" calcext:value-type="float">
            <text:p>12.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078" calcext:value-type="float">
            <text:p>13.0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969" calcext:value-type="float">
            <text:p>12.9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8611" calcext:value-type="float">
            <text:p>12.86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6805" calcext:value-type="float">
            <text:p>12.68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5267" calcext:value-type="float">
            <text:p>12.52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3637" calcext:value-type="float">
            <text:p>12.36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205" calcext:value-type="float">
            <text:p>12.22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0436" calcext:value-type="float">
            <text:p>12.04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8957" calcext:value-type="float">
            <text:p>11.89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7339" calcext:value-type="float">
            <text:p>11.73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5856" calcext:value-type="float">
            <text:p>11.58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4173" calcext:value-type="float">
            <text:p>11.41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2508" calcext:value-type="float">
            <text:p>11.2508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string" calcext:value-type="string">
            <text:p>No mirrored walls</text:p>
          </table:table-cell>
          <table:table-cell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823" calcext:value-type="float">
            <text:p>10.7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885" calcext:value-type="float">
            <text:p>12.58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8787" calcext:value-type="float">
            <text:p>12.8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851" calcext:value-type="float">
            <text:p>12.8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6817" calcext:value-type="float">
            <text:p>12.68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5388" calcext:value-type="float">
            <text:p>12.5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793" calcext:value-type="float">
            <text:p>12.37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232" calcext:value-type="float">
            <text:p>12.22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0664" calcext:value-type="float">
            <text:p>12.06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9143" calcext:value-type="float">
            <text:p>11.9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7605" calcext:value-type="float">
            <text:p>11.76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6113" calcext:value-type="float">
            <text:p>11.6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4695" calcext:value-type="float">
            <text:p>11.46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3155" calcext:value-type="float">
            <text:p>11.31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1624" calcext:value-type="float">
            <text:p>11.16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0101" calcext:value-type="float">
            <text:p>11.0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1:22:27.053125980</meta:creation-date>
    <dc:date>2014-10-12T13:18:21.587123998</dc:date>
    <meta:editing-duration>PT38M2S</meta:editing-duration>
    <meta:editing-cycles>4</meta:editing-cycles>
    <meta:generator>LibreOffice/4.3.2.2.0$Linux_X86_64 LibreOffice_project/430m0$Build-2</meta:generator>
    <meta:document-statistic meta:table-count="3" meta:cell-count="1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33cm" svg:height="13.315cm" xlink:href=".." xlink:type="simple" chart:class="chart:scatter" chart:style-name="ch1">
        <chart:title svg:x="3.569cm" svg:y="0.402cm" chart:style-name="ch2">
          <text:p>Stream Compaction Optimization Performance by Path Depth</text:p>
        </chart:title>
        <chart:legend chart:legend-position="end" svg:x="16.81cm" svg:y="6.109cm" style:legend-expansion="high" chart:style-name="ch3"/>
        <chart:plot-area chart:style-name="ch4" table:cell-range-address="Compaction.A1:Compaction.C7" chart:data-source-has-labels="row" svg:x="1.393cm" svg:y="1.447cm" svg:width="15.035cm" svg:height="10.621cm">
          <chartooo:coordinate-region svg:x="2.676cm" svg:y="1.646cm" svg:width="13.472cm" svg:height="9.775cm"/>
          <chart:axis chart:dimension="x" chart:name="primary-x" chart:style-name="ch5">
            <chart:title svg:x="8.046cm" svg:y="12.334cm" chart:style-name="ch6">
              <text:p>Path Depth</text:p>
            </chart:title>
            <chart:grid chart:style-name="ch7" chart:class="major"/>
          </chart:axis>
          <chart:axis chart:dimension="y" chart:name="primary-y" chart:style-name="ch8">
            <chart:title svg:x="0.451cm" svg:y="9.592cm" chart:style-name="ch9">
              <text:p>Mean rendering time per iteration (ms)</text:p>
            </chart:title>
            <chart:grid chart:style-name="ch7" chart:class="major"/>
          </chart:axis>
          <chart:series chart:style-name="ch10" chart:values-cell-range-address="Compaction.B2:Compaction.B7" chart:label-cell-address="Compaction.B1:Compaction.B1" chart:class="chart:scatter">
            <chart:domain table:cell-range-address="Compaction.A2:Compaction.A7"/>
            <chart:data-point chart:repeated="6"/>
          </chart:series>
          <chart:series chart:style-name="ch11" chart:values-cell-range-address="Compaction.C2:Compaction.C7" chart:label-cell-address="Compaction.C1:Compaction.C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fore</text:p>
                <draw:g>
                  <svg:desc>Compaction.B1:Compaction.B1</svg:desc>
                </draw:g>
              </table:table-cell>
              <table:table-cell office:value-type="string">
                <text:p>After</text:p>
                <draw:g>
                  <svg:desc>Compaction.C1:Compac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Compaction.A2:Compaction.A7</svg:desc>
                </draw:g>
              </table:table-cell>
              <table:table-cell office:value-type="float" office:value="33.2">
                <text:p>33.2</text:p>
                <draw:g>
                  <svg:desc>Compaction.B2:Compaction.B7</svg:desc>
                </draw:g>
              </table:table-cell>
              <table:table-cell office:value-type="float" office:value="49.86">
                <text:p>49.86</text:p>
                <draw:g>
                  <svg:desc>Compaction.C2:Compaction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.54">
                <text:p>66.54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6.55">
                <text:p>116.55</text:p>
              </table:table-cell>
              <table:table-cell office:value-type="float" office:value="116.56">
                <text:p>11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16.54">
                <text:p>216.54</text:p>
              </table:table-cell>
              <table:table-cell office:value-type="float" office:value="133.2">
                <text:p>13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327.1">
                <text:p>327.1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418">
                <text:p>418</text:p>
              </table:table-cell>
              <table:table-cell office:value-type="float" office:value="183.22">
                <text:p>183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minimum="0" chart:maximum="512" chart:interval-major="6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50" chart:maximum="45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96cm" svg:height="12.279cm" xlink:href=".." xlink:type="simple" chart:class="chart:scatter" chart:style-name="ch1">
        <chart:title svg:x="4.526cm" svg:y="0.381cm" chart:style-name="ch2">
          <text:p>Performance by number of threads per block</text:p>
        </chart:title>
        <chart:plot-area chart:style-name="ch3" table:cell-range-address="'Block Sizes'.A1:'Block Sizes'.B12" chart:data-source-has-labels="row" svg:x="1.368cm" svg:y="1.405cm" svg:width="16.171cm" svg:height="9.648cm">
          <chartooo:coordinate-region svg:x="2.175cm" svg:y="1.604cm" svg:width="15.084cm" svg:height="8.802cm"/>
          <chart:axis chart:dimension="x" chart:name="primary-x" chart:style-name="ch4">
            <chart:title svg:x="8.086cm" svg:y="11.298cm" chart:style-name="ch5">
              <text:p>Threads per block</text:p>
            </chart:title>
          </chart:axis>
          <chart:axis chart:dimension="y" chart:name="primary-y" chart:style-name="ch6">
            <chart:title svg:x="0.451cm" svg:y="9.064cm" chart:style-name="ch7">
              <text:p>Mean rendering time per iteration (ms)</text:p>
            </chart:title>
            <chart:grid chart:style-name="ch8" chart:class="major"/>
          </chart:axis>
          <chart:series chart:style-name="ch9" chart:values-cell-range-address="'Block Sizes'.B2:'Block Sizes'.B12" chart:label-cell-address="'Block Sizes'.B1:'Block Sizes'.B1" chart:class="chart:scatter">
            <chart:domain table:cell-range-address="'Block Sizes'.A2:'Block Sizes'.A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Block Sizes'.B1:'Block Siz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Block Sizes'.A2:'Block Sizes'.A12</svg:desc>
                </draw:g>
              </table:table-cell>
              <table:table-cell office:value-type="float" office:value="399.9">
                <text:p>399.9</text:p>
                <draw:g>
                  <svg:desc>'Block Sizes'.B2:'Block Sizes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416.5">
                <text:p>41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349.3">
                <text:p>349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99.9">
                <text:p>29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">
                <text:p>512</text:p>
              </table:table-cell>
              <table:table-cell office:value-type="float" office:value="271.3">
                <text:p>27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2.826cm" xlink:href=".." xlink:type="simple" chart:class="chart:scatter" chart:style-name="ch1">
        <chart:title svg:x="4.98cm" svg:y="0.392cm" chart:style-name="ch2">
          <text:p>One path-depth rendering time</text:p>
        </chart:title>
        <chart:subtitle svg:x="6.263cm" svg:y="1.427cm" chart:style-name="ch3">
          <text:p>With mirrored walls</text:p>
        </chart:subtitle>
        <chart:plot-area chart:style-name="ch4" table:cell-range-address="'Compaction Depth'.A2:'Compaction Depth'.B17" chart:data-source-has-labels="row" svg:x="1.331cm" svg:y="2.366cm" svg:width="14.349cm" svg:height="9.223cm">
          <chartooo:coordinate-region svg:x="1.952cm" svg:y="2.566cm" svg:width="13.541cm" svg:height="8.376cm"/>
          <chart:axis chart:dimension="x" chart:name="primary-x" chart:style-name="ch5">
            <chart:title svg:x="6.9cm" svg:y="11.845cm" chart:style-name="ch6">
              <text:p>Path depth (out of 16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10.011cm" chart:style-name="ch9">
              <text:p>Mean rendering time per path-depth (ms)</text:p>
            </chart:title>
            <chart:grid chart:style-name="ch7" chart:class="major"/>
          </chart:axis>
          <chart:series chart:style-name="ch10" chart:values-cell-range-address="'Compaction Depth'.B3:'Compaction Depth'.B17" chart:label-cell-address="'Compaction Depth'.B2:'Compaction Depth'.B2" chart:class="chart:scatter">
            <chart:domain table:cell-range-address="'Compaction Depth'.A3:'Compaction Depth'.A17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Compaction Depth'.B2:'Compaction Depth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mpaction Depth'.A3:'Compaction Depth'.A17</svg:desc>
                </draw:g>
              </table:table-cell>
              <table:table-cell office:value-type="float" office:value="12.4194">
                <text:p>12.4194</text:p>
                <draw:g>
                  <svg:desc>'Compaction Depth'.B3:'Compaction Depth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903">
                <text:p>12.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.078">
                <text:p>13.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969">
                <text:p>12.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8611">
                <text:p>12.8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6805">
                <text:p>12.6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5267">
                <text:p>12.5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.3637">
                <text:p>12.3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.2205">
                <text:p>12.2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0436">
                <text:p>12.0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8957">
                <text:p>11.8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7339">
                <text:p>11.7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5856">
                <text:p>11.5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4173">
                <text:p>11.4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2508">
                <text:p>11.25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2.712cm" xlink:href=".." xlink:type="simple" chart:class="chart:scatter" chart:style-name="ch1">
        <chart:title svg:x="4.98cm" svg:y="0.39cm" chart:style-name="ch2">
          <text:p>One path-depth rendering time</text:p>
        </chart:title>
        <chart:subtitle svg:x="6.422cm" svg:y="1.423cm" chart:style-name="ch3">
          <text:p>No mirrored walls</text:p>
        </chart:subtitle>
        <chart:plot-area chart:style-name="ch4" table:cell-range-address="'Compaction Depth'.A33:'Compaction Depth'.B48 'Compaction Depth'.B32:'Compaction Depth'.B32" chart:data-source-has-labels="row" svg:x="1.331cm" svg:y="2.36cm" svg:width="14.349cm" svg:height="9.117cm">
          <chartooo:coordinate-region svg:x="1.952cm" svg:y="2.559cm" svg:width="13.541cm" svg:height="8.271cm"/>
          <chart:axis chart:dimension="x" chart:name="primary-x" chart:style-name="ch5">
            <chart:title svg:x="6.9cm" svg:y="11.731cm" chart:style-name="ch6">
              <text:p>Path depth (out of 16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9.952cm" chart:style-name="ch9">
              <text:p>Mean rendering time per path-depth (ms)</text:p>
            </chart:title>
            <chart:grid chart:style-name="ch7" chart:class="major"/>
          </chart:axis>
          <chart:series chart:style-name="ch10" chart:values-cell-range-address="'Compaction Depth'.B33:'Compaction Depth'.B48" chart:label-cell-address="'Compaction Depth'.B32:'Compaction Depth'.B32" chart:class="chart:scatter">
            <chart:domain table:cell-range-address="'Compaction Depth'.A33:'Compaction Depth'.A48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Compaction Depth'.B32:'Compaction Depth'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action Depth'.A33:'Compaction Depth'.A48</svg:desc>
                </draw:g>
              </table:table-cell>
              <table:table-cell office:value-type="float" office:value="10.7823">
                <text:p>10.7823</text:p>
                <draw:g>
                  <svg:desc>'Compaction Depth'.B33:'Compaction Depth'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5885">
                <text:p>12.5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.8787">
                <text:p>12.8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.851">
                <text:p>12.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.6817">
                <text:p>12.68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.5388">
                <text:p>12.5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.3793">
                <text:p>12.3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2232">
                <text:p>12.2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0664">
                <text:p>12.0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.9143">
                <text:p>11.9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.7605">
                <text:p>11.7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.6113">
                <text:p>11.6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.4695">
                <text:p>11.4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.3155">
                <text:p>11.3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.1624">
                <text:p>11.1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.0101">
                <text:p>11.01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